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18f1c8" officeooo:paragraph-rsid="0018f1c8"/>
    </style:style>
    <style:style style:name="P2" style:family="paragraph" style:parent-style-name="Text_20_body">
      <style:text-properties fo:language="de" fo:country="DE" officeooo:rsid="0018f1c8" officeooo:paragraph-rsid="0018f1c8"/>
    </style:style>
    <style:style style:name="P3" style:family="paragraph" style:parent-style-name="Text_20_body">
      <style:text-properties fo:language="de" fo:country="DE" officeooo:rsid="001af332" officeooo:paragraph-rsid="001af332"/>
    </style:style>
    <style:style style:name="P4" style:family="paragraph" style:parent-style-name="Text_20_body">
      <style:text-properties fo:language="de" fo:country="DE" officeooo:rsid="001c7e52" officeooo:paragraph-rsid="001c7e52"/>
    </style:style>
    <style:style style:name="P5" style:family="paragraph" style:parent-style-name="Text_20_body">
      <style:text-properties fo:language="de" fo:country="DE" officeooo:rsid="001cc0fa" officeooo:paragraph-rsid="001cc0fa"/>
    </style:style>
    <style:style style:name="P6" style:family="paragraph" style:parent-style-name="Text_20_body">
      <style:text-properties fo:language="de" fo:country="DE" officeooo:rsid="0021469c" officeooo:paragraph-rsid="0021469c"/>
    </style:style>
    <style:style style:name="P7" style:family="paragraph" style:parent-style-name="Title">
      <style:text-properties fo:language="de" fo:country="DE"/>
    </style:style>
    <style:style style:name="P8" style:family="paragraph" style:parent-style-name="Heading_20_1">
      <style:text-properties fo:language="de" fo:country="DE"/>
    </style:style>
    <style:style style:name="P9" style:family="paragraph" style:parent-style-name="Heading_20_3">
      <style:text-properties officeooo:paragraph-rsid="00236749"/>
    </style:style>
    <style:style style:name="P10" style:family="paragraph" style:parent-style-name="Text_20_body">
      <style:text-properties fo:language="de" fo:country="DE" officeooo:rsid="001af332" officeooo:paragraph-rsid="001af332"/>
    </style:style>
    <style:style style:name="P11" style:family="paragraph" style:parent-style-name="Text_20_body">
      <style:text-properties fo:language="de" fo:country="DE" officeooo:rsid="001af332" officeooo:paragraph-rsid="00236749"/>
    </style:style>
    <style:style style:name="P12" style:family="paragraph" style:parent-style-name="Text_20_body">
      <style:text-properties fo:language="de" fo:country="DE" officeooo:rsid="001f0668" officeooo:paragraph-rsid="00236749"/>
    </style:style>
    <style:style style:name="P13" style:family="paragraph" style:parent-style-name="Text_20_body">
      <style:text-properties fo:language="de" fo:country="DE" officeooo:rsid="0021469c" officeooo:paragraph-rsid="00236749"/>
    </style:style>
    <style:style style:name="P14" style:family="paragraph" style:parent-style-name="Text_20_body">
      <style:text-properties fo:language="de" fo:country="DE" officeooo:rsid="001c7e52" officeooo:paragraph-rsid="001c7e52"/>
    </style:style>
    <style:style style:name="P15" style:family="paragraph" style:parent-style-name="Text_20_body">
      <style:text-properties officeooo:paragraph-rsid="00236749"/>
    </style:style>
    <style:style style:name="P16" style:family="paragraph" style:parent-style-name="Text_20_body">
      <style:text-properties fo:color="#c9211e" fo:language="en" fo:country="GB" officeooo:rsid="0025ceff" officeooo:paragraph-rsid="0025ceff"/>
    </style:style>
    <style:style style:name="P17" style:family="paragraph" style:parent-style-name="Text_20_body">
      <style:text-properties fo:color="#c9211e" fo:language="en" fo:country="GB" officeooo:rsid="0027be9f" officeooo:paragraph-rsid="0027be9f"/>
    </style:style>
    <style:style style:name="P18" style:family="paragraph" style:parent-style-name="Text_20_body">
      <style:text-properties fo:color="#c9211e" fo:language="en" fo:country="GB" officeooo:rsid="002a3bc2" officeooo:paragraph-rsid="002a3bc2"/>
    </style:style>
    <style:style style:name="P19" style:family="paragraph" style:parent-style-name="Text_20_body">
      <style:text-properties officeooo:paragraph-rsid="002a3bc2"/>
    </style:style>
    <style:style style:name="P20" style:family="paragraph" style:parent-style-name="Text_20_body">
      <style:text-properties officeooo:rsid="002afef9" officeooo:paragraph-rsid="002afef9"/>
    </style:style>
    <style:style style:name="P21" style:family="paragraph" style:parent-style-name="Text_20_body">
      <style:text-properties officeooo:rsid="002aff22" officeooo:paragraph-rsid="002aff2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a2094" style:font-style-asian="normal" style:font-style-complex="normal"/>
    </style:style>
    <style:style style:name="T4" style:family="text">
      <style:text-properties style:font-name="Liberation Sans" fo:font-size="14pt" fo:font-weight="bold" officeooo:rsid="00236749" style:font-name-asian="DejaVu Sans" style:font-size-asian="16.1000003814697pt" style:font-weight-asian="bold" style:font-name-complex="FreeSans" style:font-size-complex="16.1000003814697pt" style:font-weight-complex="600"/>
    </style:style>
    <style:style style:name="T5" style:family="text">
      <style:text-properties style:font-name="Liberation Sans" fo:font-size="13pt" fo:font-weight="bold" officeooo:rsid="002534b1" style:font-name-asian="DejaVu Sans" style:font-size-asian="14.1000003814697pt" style:font-weight-asian="bold" style:font-name-complex="FreeSans" style:font-size-complex="14.1000003814697pt" style:font-weight-complex="600"/>
    </style:style>
    <style:style style:name="T6" style:family="text">
      <style:text-properties officeooo:rsid="0022be10"/>
    </style:style>
    <style:style style:name="T7" style:family="text">
      <style:text-properties officeooo:rsid="00236749"/>
    </style:style>
    <style:style style:name="T8" style:family="text">
      <style:text-properties fo:language="de" fo:country="DE"/>
    </style:style>
    <style:style style:name="T9" style:family="text">
      <style:text-properties fo:language="de" fo:country="DE" officeooo:rsid="001c6f39"/>
    </style:style>
    <style:style style:name="T10" style:family="text">
      <style:text-properties fo:language="de" fo:country="DE" officeooo:rsid="001dcf30"/>
    </style:style>
    <style:style style:name="T11" style:family="text">
      <style:text-properties fo:language="de" fo:country="DE" officeooo:rsid="00236749"/>
    </style:style>
    <style:style style:name="T12" style:family="text">
      <style:text-properties fo:language="de" fo:country="DE" officeooo:rsid="002534b1"/>
    </style:style>
    <style:style style:name="T13" style:family="text">
      <style:text-properties officeooo:rsid="002534b1"/>
    </style:style>
    <style:style style:name="T14" style:family="text">
      <style:text-properties officeooo:rsid="0027be9f"/>
    </style:style>
    <style:style style:name="T15" style:family="text">
      <style:text-properties officeooo:rsid="0028dcf9"/>
    </style:style>
    <style:style style:name="T16" style:family="text">
      <style:text-properties officeooo:rsid="00295f27"/>
    </style:style>
    <style:style style:name="T17" style:family="text">
      <style:text-properties fo:color="#c9211e" fo:language="en" fo:country="GB"/>
    </style:style>
    <style:style style:name="T18" style:family="text">
      <style:text-properties fo:color="#c9211e" fo:language="en" fo:country="GB" officeooo:rsid="002a3bc2"/>
    </style:style>
    <style:style style:name="T19" style:family="text">
      <style:text-properties fo:color="#c9211e" fo:language="en" fo:country="GB" officeooo:rsid="002b16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tundenplanung: Notizen und Gedanken</text:p>
      <text:p text:style-name="P1"/>
      <text:p text:style-name="P2">Die Sammlung der Daten ist sehr mühsam und dauert sehr lang.</text:p>
      <text:p text:style-name="P2">Bevor diese Daten mehr oder weniger vollständig sind, ist es ziemlich sinnlos mit der Stundensetzung anzufangen.</text:p>
      <text:p text:style-name="P2">Wie mit fehlenden Lehrkräften umgegangen werden soll, ist unklar. Einfach eine Ersatzkraft (z.B. <text:span text:style-name="T1">eu1</text:span><text:span text:style-name="T2"> </text:span><text:span text:style-name="T3">für eine fehlende Eurythmielehrkraft</text:span>) einzusetzen, ist nicht unbedingt sinnvoll. Es kann gut sein, dass bei einer Neueinstellung die Verteilung der Klassen und Gruppen neu gedacht wird.</text:p>
      <text:p text:style-name="P2">Es ist nicht selten, dass von einem zum nächsten Jahr die Anzahl und Dauer der Stunden oder die Teilungen in den Fächern neu gedacht wird. Diese Informationen müssen vorhanden sein, bevor man sinnvoll mit der Planung anfangen kann.</text:p>
      <text:p text:style-name="P2">Manchmal kommen Fächer dazu oder werden gestrichen.</text:p>
      <text:p text:style-name="P2"/>
      <text:h text:style-name="P8" text:outline-level="1">Meine Vorgehensweise</text:h>
      <text:p text:style-name="P3">Zuerst bilde ich Tabellen der verschiedenen Datensätze. Wenn deren Struktur geeignet ist, können <text:span text:style-name="T7">manche </text:span>diese<text:span text:style-name="T7">r</text:span> Tabellen auch für die Zeugnisse benutzt werden. So kann man Zeit sparen.</text:p>
      <text:h text:style-name="Heading_20_2" text:outline-level="2">Tabellen, die auch für die Zeugnisse relevant sind</text:h>
      <text:h text:style-name="Heading_20_3" text:outline-level="3">Lehrer</text:h>
      <text:p text:style-name="P11">Hier brauchen wir Kürzel und Namen. Falls sie Einschränkungen der Verfügbarkeit haben, kann dies hier angegeben werden. Auch kurze Anmerkungen können hier erscheinen.</text:p>
      <text:p text:style-name="P11">Ich habe ein zusätzliches Feld dazugefügt, „Längel“. Diese ist nicht zwingend notwendig, könnte aber, z.B. für Dateinamen nützlich sein (da alphabetisch sortiert und ohne exotische Schriftzeichen).</text:p>
      <text:h text:style-name="P9" text:outline-level="3">Fachdaten</text:h>
      <text:p text:style-name="P15"><text:span text:style-name="T10">Hier werden Kürzel und Namen </text:span><text:span text:style-name="T11">aller zur Verfügung stehenden</text:span><text:span text:style-name="T10"> Fächer (und de</text:span><text:span text:style-name="T11">r Dinge, die bei der Erstellung der Notenzeugnisse </text:span><text:span text:style-name="T12">oder Deputatslisten </text:span><text:span text:style-name="T11">ähnlich wie Fächer behandelt werden</text:span><text:span text:style-name="T10">) angegeben.</text:span></text:p>
      <text:h text:style-name="P9" text:outline-level="3">Fachlisten</text:h>
      <text:p text:style-name="P12">Für jede Klasse gibt es eine Fachliste, die die zu setzenden Unterrichtsstunden in den verschiedenen Fächern, <text:span text:style-name="T6">mit den entsprechenden Lehrkräften und ggf. Räumen,</text:span> angibt. Auch Fächer, die nur für Zeugnisse (oder auch Deputate …) relevant sind, können hier angegeben werden.</text:p>
      <text:p text:style-name="P13">Es gibt hier die Möglichkeit besondere Kennzeichen für bestimmte Unterrichtsstunden anzugeben, die <text:span text:style-name="T6">zu festen Zeiten oder </text:span>parallel in mehr als einer Gruppe stattfinden sollen. Siehe auch „Feste Stunden“.</text:p>
      <text:h text:style-name="Heading_20_2" text:outline-level="2"><text:soft-page-break/>Tabellen, die <text:span text:style-name="T4">nur</text:span> für die <text:span text:style-name="T7">Stundenplanung relevant sind</text:span></text:h>
      <text:h text:style-name="P9" text:outline-level="3">Tag<text:span text:style-name="T13">e</text:span></text:h>
      <text:p text:style-name="P4">Hier werden die Kürzel <text:span text:style-name="T13">und</text:span> Namen <text:span text:style-name="T13">der Wochentage</text:span> angegeben.</text:p>
      <text:h text:style-name="P9" text:outline-level="3">Tag_Stunden</text:h>
      <text:p text:style-name="P4">Hier werden die Kürzel, Namen und Zeiten der Unterrichtsstunden angegeben.</text:p>
      <text:h text:style-name="Heading_20_3" text:outline-level="3">Klassen_<text:span text:style-name="T5">Stunden</text:span></text:h>
      <text:p text:style-name="P5">Hier werden die belegbaren Unterrichtsstunden jeder Klasse an jedem Wochentag angegeben.</text:p>
      <text:h text:style-name="Heading_20_3" text:outline-level="3"><text:span text:style-name="T8">R</text:span><text:span text:style-name="T9">a</text:span><text:span text:style-name="T8">um</text:span><text:span text:style-name="T9">daten</text:span></text:h>
      <text:p text:style-name="P3">Hier brauchen wir Kürzel und Namen. Auch kurze Anmerkungen können hier erscheinen.</text:p>
      <text:p text:style-name="P3">Denkbar wäre auch die Angabe passender Gruppengrößen oder Altersgruppen, usw.</text:p>
      <text:h text:style-name="Heading_20_3" text:outline-level="3">Feste Stunden</text:h>
      <text:p text:style-name="P6">Hier können „feste“ Unterrichtsstunden angegeben werden. Sie werden durch die Kennzeichen, die in der Fachliste festgelegt sind, identifiziert.</text:p>
      <text:p text:style-name="P2"/>
      <text:p text:style-name="P16">It might be better to specify fixed lessons by means of subject, class/group (+teacher, <text:span text:style-name="T14">duration</text:span>?).</text:p>
      <text:p text:style-name="P17">This could probably then be similar to a mechanism for updating input data without losing placements.</text:p>
      <text:p text:style-name="P18">If that is done, the special tags would only be used for specifying multi-class lessons.</text:p>
      <text:p text:style-name="P19"><text:span text:style-name="T18">What could be helpful is a tweak to the teacher check lists, to avoid unclear multiple mentions of a lesson. An example would be a "subject" XYZ with two lessons per week which covers the three subjects X, Y and Z, these being taught the whole time (not in blocks). Teacher AB is responsible for X and <text:s/>Y (don't ask me how, but it might be important for the reports). It might be good to list first the overall "subject" (or "Epoche"), with its "Deputat"-count (in brackets for an "Epoche"?), then – perhaps indented – the relevant components. Only in the case of "Epochen" would each subject need a "Deputat"-count.</text:span></text:p>
      <text:p text:style-name="P20"><text:span text:style-name="T18">M</text:span><text:span text:style-name="T17">ultiple classes could be listed like single classes, one block for each combination (there won't, normally, be many).</text:span></text:p>
      <text:p text:style-name="P21"><text:span text:style-name="T17">What could be helpful in such a listing is an association of rooms / groups (/ etc.?) with a teacher in each class. This would require retention of more information from the class files, the conjunction being left to a later stage, for the timetable. </text:span><text:span text:style-name="T19">That could be quite a wide-reaching change, better left for later ...</text:span></text:p>
      <text:p text:style-name="P20"><text:span text:style-name="T17"/></text:p>
      <text:p text:style-name="P17">Another change worth considering concerns multiple teachers and rooms. At present, I have these specified as single lessons (e.g. Ma VP+MT, with two rooms). This avoids having to specify a split, which could be different from all others, so long as these lessons are always simultaneous.</text:p>
      <text:p text:style-name="P17"><text:soft-page-break/>Would there be any advantages in having separate lessons here (e.g. just one room per lesson)? This might not be so obvious in the case of <text:span text:style-name="T15">"</text:span>Epochen<text:span text:style-name="T15">". That they are parallel would have to be specified, too. If that is to be forced, the same implementation could be used, but if it is only a "recommendation", it would be an optimization item. </text:span><text:span text:style-name="T16">Remember that I chose this approach in the first place because aSc-timetables doesn't have a "same starting time" condition (as far as I can se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style="italic"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pt" fo:font-weight="bold" style:font-size-asian="101%" style:font-weight-asian="bold" style:font-size-complex="101%" style:font-weight-complex="6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9T17:52:56.522961060</meta:creation-date>
    <dc:date>2021-07-28T08:57:36.826342454</dc:date>
    <meta:editing-duration>PT2H45M34S</meta:editing-duration>
    <meta:editing-cycles>19</meta:editing-cycles>
    <meta:generator>LibreOffice/6.4.7.2$Linux_X86_64 LibreOffice_project/40$Build-2</meta:generator>
    <meta:document-statistic meta:table-count="0" meta:image-count="0" meta:object-count="0" meta:page-count="3" meta:paragraph-count="37" meta:word-count="746" meta:character-count="4827" meta:non-whitespace-character-count="4115"/>
  </office:meta>
</office:document-meta>
</file>